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975in" table:align="left"/>
    </style:style>
    <style:style style:name="Table1.A" style:family="table-column">
      <style:table-column-properties style:column-width="0.9944in"/>
    </style:style>
    <style:style style:name="Table1.B" style:family="table-column">
      <style:table-column-properties style:column-width="1.2in"/>
    </style:style>
    <style:style style:name="Table1.C" style:family="table-column">
      <style:table-column-properties style:column-width="2.7806in"/>
    </style:style>
    <style:style style:name="Table1.A1" style:family="table-cell">
      <style:table-cell-properties style:vertical-align="middle" fo:padding="0.0194in" fo:border="none"/>
    </style:style>
    <style:style style:name="Table2" style:family="table">
      <style:table-properties style:width="4.7958in" table:align="left"/>
    </style:style>
    <style:style style:name="Table2.A" style:family="table-column">
      <style:table-column-properties style:column-width="1.0451in"/>
    </style:style>
    <style:style style:name="Table2.B" style:family="table-column">
      <style:table-column-properties style:column-width="0.7917in"/>
    </style:style>
    <style:style style:name="Table2.C" style:family="table-column">
      <style:table-column-properties style:column-width="1.0396in"/>
    </style:style>
    <style:style style:name="Table2.D" style:family="table-column">
      <style:table-column-properties style:column-width="1.9194in"/>
    </style:style>
    <style:style style:name="Table2.A1" style:family="table-cell">
      <style:table-cell-properties style:vertical-align="middle" fo:padding="0.0194in" fo:border="none"/>
    </style:style>
    <style:style style:name="P1" style:family="paragraph" style:parent-style-name="Preformatted_20_Text">
      <style:paragraph-properties fo:line-height="100%"/>
      <style:text-properties style:font-name="Gayathri Thin" fo:font-size="12pt" officeooo:paragraph-rsid="000b94b4" style:font-size-asian="12pt" style:font-size-complex="12pt"/>
    </style:style>
    <style:style style:name="P2" style:family="paragraph" style:parent-style-name="Text_20_body">
      <style:paragraph-properties fo:line-height="100%"/>
      <style:text-properties style:font-name="Gayathri Thin" fo:font-size="12pt" officeooo:paragraph-rsid="000b94b4" style:font-size-asian="12pt" style:font-size-complex="12pt"/>
    </style:style>
    <style:style style:name="P3" style:family="paragraph" style:parent-style-name="Text_20_body">
      <style:paragraph-properties fo:line-height="100%"/>
      <style:text-properties officeooo:paragraph-rsid="000b94b4"/>
    </style:style>
    <style:style style:name="P4" style:family="paragraph" style:parent-style-name="Table_20_Contents">
      <style:paragraph-properties fo:line-height="100%"/>
    </style:style>
    <style:style style:name="P5" style:family="paragraph" style:parent-style-name="Text_20_body">
      <style:paragraph-properties fo:line-height="100%"/>
    </style:style>
    <style:style style:name="P6" style:family="paragraph" style:parent-style-name="Heading_20_2">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7"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8" style:family="paragraph" style:parent-style-name="Table_20_Contents">
      <style:paragraph-properties fo:line-height="100%"/>
      <style:text-properties style:font-name="Gayathri Thin" fo:font-size="12pt" style:font-size-asian="12pt" style:font-size-complex="12pt"/>
    </style:style>
    <style:style style:name="P9" style:family="paragraph" style:parent-style-name="Table_20_Heading">
      <style:paragraph-properties fo:line-height="100%"/>
      <style:text-properties style:font-name="Gayathri Thin" fo:font-size="12pt" style:font-size-asian="12pt" style:font-size-complex="12pt"/>
    </style:style>
    <style:style style:name="P10" style:family="paragraph" style:parent-style-name="Quotations">
      <style:paragraph-properties fo:line-height="100%"/>
      <style:text-properties style:font-name="Gayathri Thin" fo:font-size="12pt" style:font-size-asian="12pt" style:font-size-complex="12pt"/>
    </style:style>
    <style:style style:name="P11" style:family="paragraph" style:parent-style-name="Heading_20_2">
      <style:paragraph-properties fo:line-height="100%" fo:text-align="start" style:justify-single-word="false"/>
      <style:text-properties fo:color="#000000" loext:opacity="100%" style:font-name="Gayathri Thin" fo:font-size="12pt" fo:font-weight="normal" officeooo:rsid="000fdd3e" officeooo:paragraph-rsid="0013c542" style:font-size-asian="12pt" style:font-weight-asian="normal" style:font-size-complex="12pt" style:font-weight-complex="normal"/>
    </style:style>
    <style:style style:name="P12" style:family="paragraph" style:parent-style-name="Heading_20_2">
      <style:paragraph-properties fo:line-height="100%" fo:text-align="start" style:justify-single-word="false"/>
      <style:text-properties officeooo:paragraph-rsid="00119fac"/>
    </style:style>
    <style:style style:name="P13" style:family="paragraph" style:parent-style-name="Heading_20_2">
      <style:paragraph-properties fo:line-height="100%" fo:text-align="start" style:justify-single-word="false"/>
      <style:text-properties officeooo:paragraph-rsid="0013c542"/>
    </style:style>
    <style:style style:name="P14" style:family="paragraph" style:parent-style-name="Heading_20_3">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15" style:family="paragraph" style:parent-style-name="Heading_20_3">
      <style:paragraph-properties fo:line-height="100%"/>
    </style:style>
    <style:style style:name="P16" style:family="paragraph" style:parent-style-name="Heading_20_3">
      <style:paragraph-properties fo:line-height="100%" fo:text-align="center" style:justify-single-word="false"/>
      <style:text-properties style:font-name="Gayathri Thin" fo:font-size="12pt" officeooo:paragraph-rsid="000b94b4" fo:background-color="#ffff00" style:font-size-asian="12pt" style:font-size-complex="12pt"/>
    </style:style>
    <style:style style:name="P17" style:family="paragraph" style:parent-style-name="Heading_20_3">
      <style:paragraph-properties fo:line-height="100%"/>
      <style:text-properties style:font-name="Gayathri Thin" fo:font-size="12pt" officeooo:paragraph-rsid="000b94b4" style:font-size-asian="12pt" style:font-size-complex="12pt"/>
    </style:style>
    <style:style style:name="P18" style:family="paragraph" style:parent-style-name="Heading_20_3">
      <style:paragraph-properties fo:line-height="100%"/>
      <style:text-properties style:font-name="Gayathri Thin" fo:font-size="12pt" style:font-size-asian="12pt" style:font-size-complex="12pt"/>
    </style:style>
    <style:style style:name="P19" style:family="paragraph" style:parent-style-name="Horizontal_20_Line">
      <style:text-properties style:font-name="Gayathri Thin" fo:font-size="12pt" style:font-size-asian="12pt" style:font-size-complex="12pt"/>
    </style:style>
    <style:style style:name="P20" style:family="paragraph" style:parent-style-name="Preformatted_20_Text">
      <style:paragraph-properties fo:line-height="100%" fo:text-align="center" style:justify-single-word="false"/>
      <style:text-properties fo:color="#c9211e" loext:opacity="100%" style:font-name="Gayathri Thin" fo:font-size="14pt" fo:font-weight="bold" style:font-size-asian="14pt" style:font-weight-asian="bold" style:font-size-complex="14pt" style:font-weight-complex="bold"/>
    </style:style>
    <style:style style:name="P21" style:family="paragraph" style:parent-style-name="Preformatted_20_Text">
      <style:paragraph-properties fo:line-height="100%"/>
      <style:text-properties style:font-name="Gayathri Thin" fo:font-size="12pt" style:font-size-asian="12pt" style:font-size-complex="12pt"/>
    </style:style>
    <style:style style:name="P22" style:family="paragraph" style:parent-style-name="Preformatted_20_Text">
      <style:paragraph-properties fo:line-height="100%" fo:text-align="center" style:justify-single-word="false"/>
      <style:text-properties style:font-name="Gayathri Thin" fo:font-size="12pt" style:font-size-asian="12pt" style:font-size-complex="12pt"/>
    </style:style>
    <style:style style:name="P23" style:family="paragraph" style:parent-style-name="Preformatted_20_Text">
      <style:paragraph-properties fo:margin-top="0in" fo:margin-bottom="0.1965in" style:contextual-spacing="false" fo:line-height="100%"/>
      <style:text-properties style:font-name="Gayathri Thin" fo:font-size="12pt" style:font-size-asian="12pt" style:font-size-complex="12pt"/>
    </style:style>
    <style:style style:name="P24" style:family="paragraph" style:parent-style-name="Preformatted_20_Text">
      <style:text-properties style:font-name="Gayathri Thin" fo:font-size="12pt" style:font-size-asian="12pt" style:font-size-complex="12pt"/>
    </style:style>
    <style:style style:name="P25" style:family="paragraph" style:parent-style-name="Preformatted_20_Text">
      <style:paragraph-properties fo:line-height="100%"/>
      <style:text-properties style:font-name="Gayathri Thin"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Preformatted_20_Text">
      <style:paragraph-properties fo:line-height="100%"/>
      <style:text-properties style:font-name="Gayathri Thin" fo:font-size="12pt" fo:font-style="italic" fo:font-weight="bold" fo:background-color="#ffff00" style:font-size-asian="12pt" style:font-style-asian="italic" style:font-weight-asian="bold" style:font-size-complex="12pt" style:font-style-complex="italic" style:font-weight-complex="bold"/>
    </style:style>
    <style:style style:name="P27" style:family="paragraph" style:parent-style-name="Preformatted_20_Text">
      <style:paragraph-properties fo:line-height="100%"/>
      <style:text-properties style:font-name="Gayathri Thin" fo:font-size="12pt" fo:font-style="italic" style:font-size-asian="12pt" style:font-style-asian="italic" style:font-size-complex="12pt" style:font-style-complex="italic"/>
    </style:style>
    <style:style style:name="P28" style:family="paragraph" style:parent-style-name="Preformatted_20_Text">
      <style:paragraph-properties fo:line-height="100%"/>
      <style:text-properties style:font-name="Gayathri Thin" fo:font-size="12pt" fo:font-weight="bold" style:font-size-asian="12pt" style:font-weight-asian="bold" style:font-size-complex="12pt" style:font-weight-complex="bold"/>
    </style:style>
    <style:style style:name="P29" style:family="paragraph" style:parent-style-name="Preformatted_20_Text">
      <style:paragraph-properties fo:line-height="100%"/>
      <style:text-properties style:font-name="Gayathri Thin" fo:font-size="12pt" fo:font-weight="bold" fo:background-color="#ffff00" style:font-size-asian="12pt" style:font-weight-asian="bold" style:font-size-complex="12pt" style:font-weight-complex="bold"/>
    </style:style>
    <style:style style:name="P30" style:family="paragraph" style:parent-style-name="Preformatted_20_Text">
      <style:paragraph-properties fo:line-height="100%"/>
      <style:text-properties style:font-name="Gayathri Thin" fo:font-size="12pt" fo:background-color="#ffb66c" style:font-size-asian="12pt" style:font-size-complex="12pt"/>
    </style:style>
    <style:style style:name="P31" style:family="paragraph" style:parent-style-name="Preformatted_20_Text">
      <style:paragraph-properties fo:margin-top="0in" fo:margin-bottom="0.1965in" style:contextual-spacing="false"/>
    </style:style>
    <style:style style:name="P32" style:family="paragraph" style:parent-style-name="Preformatted_20_Text">
      <style:paragraph-properties fo:margin-top="0in" fo:margin-bottom="0.1965in" style:contextual-spacing="false"/>
      <style:text-properties officeooo:paragraph-rsid="00173f89"/>
    </style:style>
    <style:style style:name="P33" style:family="paragraph" style:parent-style-name="Text_20_body" style:list-style-name="L1">
      <style:paragraph-properties fo:line-height="100%"/>
      <style:text-properties officeooo:paragraph-rsid="000b94b4"/>
    </style:style>
    <style:style style:name="P34" style:family="paragraph" style:parent-style-name="Text_20_body" style:list-style-name="L2">
      <style:paragraph-properties fo:line-height="100%"/>
    </style:style>
    <style:style style:name="P35" style:family="paragraph" style:parent-style-name="Text_20_body" style:list-style-name="L3">
      <style:paragraph-properties fo:line-height="100%"/>
    </style:style>
    <style:style style:name="P36" style:family="paragraph" style:parent-style-name="Text_20_body">
      <style:paragraph-properties fo:line-height="100%"/>
    </style:style>
    <style:style style:name="P37" style:family="paragraph" style:parent-style-name="Text_20_body" style:list-style-name="L5">
      <style:paragraph-properties fo:line-height="100%"/>
    </style:style>
    <style:style style:name="P38" style:family="paragraph" style:parent-style-name="Text_20_body">
      <style:paragraph-properties fo:line-height="100%" fo:text-align="start" style:justify-single-word="false"/>
      <style:text-properties officeooo:paragraph-rsid="00119fac"/>
    </style:style>
    <style:style style:name="P39" style:family="paragraph" style:parent-style-name="Text_20_body">
      <style:paragraph-properties fo:line-height="100%" fo:text-align="start" style:justify-single-word="false"/>
      <style:text-properties officeooo:paragraph-rsid="001312df"/>
    </style:style>
    <style:style style:name="P40" style:family="paragraph" style:parent-style-name="Text_20_body">
      <style:paragraph-properties fo:line-height="100%" fo:text-align="start" style:justify-single-word="false"/>
      <style:text-properties officeooo:paragraph-rsid="0015bf60"/>
    </style:style>
    <style:style style:name="P41" style:family="paragraph" style:parent-style-name="Text_20_body">
      <style:paragraph-properties fo:line-height="100%"/>
      <style:text-properties officeooo:paragraph-rsid="00173f89"/>
    </style:style>
    <style:style style:name="P42" style:family="paragraph" style:parent-style-name="Text_20_body" style:list-style-name="L1">
      <style:paragraph-properties fo:line-height="100%"/>
      <style:text-properties style:font-name="Gayathri Thin" fo:font-size="12pt" officeooo:paragraph-rsid="000d35cb" style:font-size-asian="12pt" style:font-size-complex="12pt"/>
    </style:style>
    <style:style style:name="P43" style:family="paragraph" style:parent-style-name="Text_20_body">
      <style:paragraph-properties fo:line-height="100%"/>
      <style:text-properties style:font-name="Gayathri Thin" fo:font-size="12pt" officeooo:paragraph-rsid="000d35cb" style:font-size-asian="12pt" style:font-size-complex="12pt"/>
    </style:style>
    <style:style style:name="P44" style:family="paragraph" style:parent-style-name="Text_20_body">
      <style:paragraph-properties fo:line-height="100%" fo:text-align="center" style:justify-single-word="false"/>
      <style:text-properties fo:color="#c9211e" loext:opacity="100%" style:font-name="Gayathri Thin" fo:font-size="14pt" fo:font-weight="bold" officeooo:paragraph-rsid="000d35cb" fo:background-color="#ffff00" style:font-size-asian="14pt" style:font-weight-asian="bold" style:font-size-complex="14pt" style:font-weight-complex="bold"/>
    </style:style>
    <style:style style:name="P45" style:family="paragraph" style:parent-style-name="Text_20_body">
      <style:paragraph-properties fo:line-height="100%" fo:text-align="center" style:justify-single-word="false"/>
      <style:text-properties fo:color="#c9211e" loext:opacity="100%" style:font-name="Gayathri Thin" fo:font-size="12pt" fo:font-weight="bold" officeooo:rsid="000fdd3e" officeooo:paragraph-rsid="000fdd3e" style:font-size-asian="12pt" style:font-weight-asian="bold" style:font-size-complex="12pt" style:font-weight-complex="bold"/>
    </style:style>
    <style:style style:name="P46"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47"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19fac" style:font-size-asian="12pt" style:font-weight-asian="normal" style:font-size-complex="12pt" style:font-weight-complex="normal"/>
    </style:style>
    <style:style style:name="P48"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312df" style:font-size-asian="12pt" style:font-weight-asian="normal" style:font-size-complex="12pt" style:font-weight-complex="normal"/>
    </style:style>
    <style:style style:name="P49"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3c542" style:font-size-asian="12pt" style:font-weight-asian="normal" style:font-size-complex="12pt" style:font-weight-complex="normal"/>
    </style:style>
    <style:style style:name="P50"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15bf60" style:font-size-asian="12pt" style:font-weight-asian="normal" style:font-size-complex="12pt" style:font-weight-complex="normal"/>
    </style:style>
    <style:style style:name="P51" style:family="paragraph" style:parent-style-name="Text_20_body">
      <style:paragraph-properties fo:line-height="100%" fo:text-align="center"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52" style:family="paragraph" style:parent-style-name="Text_20_body">
      <style:paragraph-properties fo:line-height="100%" fo:text-align="start" style:justify-single-word="false"/>
      <style:text-properties fo:color="#000000" loext:opacity="100%" style:font-name="Gayathri Thin" fo:font-size="12pt" fo:font-weight="normal" officeooo:rsid="000fdd3e" officeooo:paragraph-rsid="000fdd3e" style:font-size-asian="12pt" style:font-weight-asian="normal" style:font-size-complex="12pt" style:font-weight-complex="normal"/>
    </style:style>
    <style:style style:name="P53" style:family="paragraph" style:parent-style-name="Text_20_body">
      <style:paragraph-properties fo:line-height="100%"/>
      <style:text-properties style:font-name="Gayathri Thin" fo:font-size="12pt" officeooo:paragraph-rsid="000b94b4" style:font-size-asian="12pt" style:font-size-complex="12pt"/>
    </style:style>
    <style:style style:name="P54" style:family="paragraph" style:parent-style-name="Text_20_body" style:list-style-name="L3">
      <style:paragraph-properties fo:line-height="100%"/>
      <style:text-properties style:font-name="Gayathri Thin" fo:font-size="12pt" style:font-size-asian="12pt" style:font-size-complex="12pt"/>
    </style:style>
    <style:style style:name="P55" style:family="paragraph" style:parent-style-name="Text_20_body">
      <style:paragraph-properties fo:line-height="100%"/>
      <style:text-properties style:font-name="Gayathri Thin" fo:font-size="12pt" style:font-size-asian="12pt" style:font-size-complex="12pt"/>
    </style:style>
    <style:style style:name="P56" style:family="paragraph" style:parent-style-name="Text_20_body">
      <style:text-properties style:font-name="Gayathri Thin" fo:font-size="12pt" style:font-size-asian="12pt" style:font-size-complex="12pt"/>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c9211e" loext:opacity="100%" style:font-name="Gayathri Thin"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13c542" style:font-style-asian="normal" style:font-style-complex="normal"/>
    </style:style>
    <style:style style:name="T8" style:family="text">
      <style:text-properties fo:font-style="normal" officeooo:rsid="001312df" fo:background-color="transparent" loext:char-shading-value="0" style:font-style-asian="normal" style:font-style-complex="normal"/>
    </style:style>
    <style:style style:name="T9" style:family="text">
      <style:text-properties fo:font-style="normal" officeooo:rsid="0013c542" fo:background-color="transparent" loext:char-shading-value="0" style:font-style-asian="normal" style:font-style-complex="normal"/>
    </style:style>
    <style:style style:name="T10" style:family="text">
      <style:text-properties fo:color="#000000" loext:opacity="100%" fo:font-style="normal" fo:font-weight="normal" style:font-style-asian="normal" style:font-weight-asian="normal" style:font-style-complex="normal" style:font-weight-complex="normal"/>
    </style:style>
    <style:style style:name="T11" style:family="text">
      <style:text-properties fo:color="#000000" loext:opacity="100%" style:font-name="Gayathri Thin" fo:font-size="12pt" fo:font-style="normal" officeooo:rsid="000fdd3e" style:font-size-asian="12pt" style:font-style-asian="normal" style:font-size-complex="12pt" style:font-style-complex="normal"/>
    </style:style>
    <style:style style:name="T12" style:family="text">
      <style:text-properties fo:color="#000000" loext:opacity="100%" style:font-name="Gayathri Thin" fo:font-size="12pt" fo:font-style="normal" officeooo:rsid="001312df" fo:background-color="#ff7b59" loext:char-shading-value="0" style:font-size-asian="12pt" style:font-style-asian="normal" style:font-size-complex="12pt" style:font-style-complex="normal"/>
    </style:style>
    <style:style style:name="T13" style:family="text">
      <style:text-properties fo:color="#000000" loext:opacity="100%" style:font-name="Gayathri Thin" fo:font-size="12pt" fo:font-style="normal" officeooo:rsid="0013c542" fo:background-color="#ff7b59" loext:char-shading-value="0" style:font-size-asian="12pt" style:font-style-asian="normal" style:font-size-complex="12pt" style:font-style-complex="normal"/>
    </style:style>
    <style:style style:name="T14" style:family="text">
      <style:text-properties fo:color="#000000" loext:opacity="100%" style:font-name="Gayathri Thin" fo:font-size="12pt" fo:font-style="normal" fo:font-weight="normal" officeooo:rsid="0015bf60"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font-name="Gayathri Thin"/>
    </style:style>
    <style:style style:name="T16" style:family="text">
      <style:text-properties style:font-name="Gayathri Thin" fo:font-style="italic" style:font-style-asian="italic" style:font-style-complex="italic"/>
    </style:style>
    <style:style style:name="T17" style:family="text">
      <style:text-properties style:font-name="Gayathri Thin" fo:background-color="#ffff00" loext:char-shading-value="0"/>
    </style:style>
    <style:style style:name="T18" style:family="text">
      <style:text-properties style:font-name="Gayathri Thin" fo:font-style="normal" fo:font-weight="bold" fo:background-color="#ffa6a6" loext:char-shading-value="0" style:font-style-asian="normal" style:font-weight-asian="bold" style:font-style-complex="normal" style:font-weight-complex="bold"/>
    </style:style>
    <style:style style:name="T19" style:family="text">
      <style:text-properties style:font-name="Gayathri Thin" fo:font-style="normal" fo:font-weight="bold" fo:background-color="#ff7b59" loext:char-shading-value="0" style:font-style-asian="normal" style:font-weight-asian="bold" style:font-style-complex="normal" style:font-weight-complex="bold"/>
    </style:style>
    <style:style style:name="T20" style:family="text">
      <style:text-properties style:font-name="Gayathri Thin" fo:font-style="normal" fo:font-weight="bold" officeooo:rsid="001312df" fo:background-color="#ff7b59" loext:char-shading-value="0" style:font-style-asian="normal" style:font-weight-asian="bold" style:font-style-complex="normal" style:font-weight-complex="bold"/>
    </style:style>
    <style:style style:name="T21" style:family="text">
      <style:text-properties style:font-name="Gayathri Thin" fo:font-style="normal" fo:font-weight="bold" officeooo:rsid="001312df" fo:background-color="transparent" loext:char-shading-value="0" style:font-style-asian="normal" style:font-weight-asian="bold" style:font-style-complex="normal" style:font-weight-complex="bold"/>
    </style:style>
    <style:style style:name="T22" style:family="text">
      <style:text-properties style:font-name="Gayathri Thin" fo:font-style="normal" fo:font-weight="bold" officeooo:rsid="0013c542" fo:background-color="transparent" loext:char-shading-value="0" style:font-style-asian="normal" style:font-weight-asian="bold" style:font-style-complex="normal" style:font-weight-complex="bold"/>
    </style:style>
    <style:style style:name="T23" style:family="text">
      <style:text-properties style:font-name="Gayathri Thin" fo:font-style="normal" fo:background-color="#ffa6a6" loext:char-shading-value="0" style:font-style-asian="normal" style:font-style-complex="normal"/>
    </style:style>
    <style:style style:name="T24" style:family="text">
      <style:text-properties style:font-name="Gayathri Thin" fo:font-style="normal" style:font-style-asian="normal" style:font-style-complex="normal"/>
    </style:style>
    <style:style style:name="T25" style:family="text">
      <style:text-properties style:font-name="Gayathri Thin" fo:font-style="normal" officeooo:rsid="0013c542" fo:background-color="#ff7b59" loext:char-shading-value="0" style:font-style-asian="normal" style:font-style-complex="normal"/>
    </style:style>
    <style:style style:name="T26" style:family="text">
      <style:text-properties style:font-name="Gayathri Thin" fo:font-style="normal" officeooo:rsid="001312df" fo:background-color="transparent" loext:char-shading-value="0" style:font-style-asian="normal" style:font-style-complex="normal"/>
    </style:style>
    <style:style style:name="T27" style:family="text">
      <style:text-properties style:font-name="Gayathri Thin" fo:font-style="normal" officeooo:rsid="0013c542" fo:background-color="transparent" loext:char-shading-value="0" style:font-style-asian="normal" style:font-style-complex="normal"/>
    </style:style>
    <style:style style:name="T28" style:family="text">
      <style:text-properties style:font-name="Gayathri Thin" fo:font-style="normal" officeooo:rsid="0015bf60" fo:background-color="transparent" loext:char-shading-value="0" style:font-style-asian="normal" style:font-style-complex="normal"/>
    </style:style>
    <style:style style:name="T29" style:family="text">
      <style:text-properties style:font-name="Gayathri Thin" fo:font-style="normal" officeooo:rsid="0013c542" fo:background-color="#ffb66c" loext:char-shading-value="0" style:font-style-asian="normal" style:font-style-complex="normal"/>
    </style:style>
    <style:style style:name="T30" style:family="text">
      <style:text-properties style:font-name="Gayathri Thin" fo:font-size="12pt" style:font-size-asian="12pt" style:font-size-complex="12pt"/>
    </style:style>
    <style:style style:name="T31" style:family="text">
      <style:text-properties style:font-name="Gayathri Thin" fo:font-size="12pt" fo:font-style="italic" style:font-size-asian="12pt" style:font-style-asian="italic" style:font-size-complex="12pt" style:font-style-complex="italic"/>
    </style:style>
    <style:style style:name="T32" style:family="text">
      <style:text-properties style:font-name="Gayathri Thin" fo:font-size="12pt" fo:font-style="normal" fo:font-weight="bold" officeooo:rsid="001312df" fo:background-color="#ff7b59" loext:char-shading-value="0" style:font-size-asian="12pt" style:font-style-asian="normal" style:font-weight-asian="bold" style:font-size-complex="12pt" style:font-style-complex="normal" style:font-weight-complex="bold"/>
    </style:style>
    <style:style style:name="T33" style:family="text">
      <style:text-properties style:font-name="Gayathri Thin" fo:font-size="12pt" fo:background-color="#ff7b59" loext:char-shading-value="0" style:font-size-asian="12pt" style:font-size-complex="12pt"/>
    </style:style>
    <style:style style:name="T34" style:family="text">
      <style:text-properties style:font-name="Gayathri Thin" fo:font-size="12pt" fo:background-color="#ffb66c" loext:char-shading-value="0" style:font-size-asian="12pt" style:font-size-complex="12pt"/>
    </style:style>
    <style:style style:name="T35" style:family="text">
      <style:text-properties style:font-name="Gayathri Thin" fo:font-size="12pt" fo:background-color="#ffb66c" loext:char-shading-value="0" style:font-size-asian="12pt" style:font-size-complex="12pt"/>
    </style:style>
    <style:style style:name="T36" style:family="text">
      <style:text-properties style:font-name="Gayathri Thin" fo:font-size="12pt" fo:background-color="#b7b3ca" loext:char-shading-value="0" style:font-size-asian="12pt" style:font-size-complex="12pt"/>
    </style:style>
    <style:style style:name="T37" style:family="text">
      <style:text-properties style:font-name="Gayathri Thin" fo:font-size="12pt" fo:background-color="#b7b3ca" loext:char-shading-value="0" style:font-size-asian="12pt" style:font-size-complex="12pt"/>
    </style:style>
    <style:style style:name="T38" style:family="text">
      <style:text-properties style:font-name="Gayathri Thin" fo:font-size="12pt" fo:background-color="#ffff00" loext:char-shading-value="0" style:font-size-asian="12pt" style:font-size-complex="12pt"/>
    </style:style>
    <style:style style:name="T39" style:family="text">
      <style:text-properties style:font-name="Gayathri Thin" fo:font-size="12pt" fo:background-color="#ffff00" loext:char-shading-value="0" style:font-size-asian="12pt" style:font-size-complex="12pt"/>
    </style:style>
    <style:style style:name="T40" style:family="text">
      <style:text-properties style:font-name="Gayathri Thin" officeooo:rsid="0013c542"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os’è JavaScript</text:p>
      <text:p text:style-name="P21">JavaScript è un linguaggio di programmazione:</text:p>
      <text:p text:style-name="P21">- creato per aggiungere interattività alle pagine web.</text:p>
      <text:p text:style-name="P21">- eseguito direttamente nel browser (ma può anche essere usato lato server con Node.js).</text:p>
      <text:p text:style-name="P21">- è interpretabile, dinamico e basato sugli oggetti.</text:p>
      <text:p text:style-name="P21">- segue il paradigma event-driven e supporta la programmazione funzionale e orientata agli oggetti.</text:p>
      <text:p text:style-name="P25">Quando diciamo che JavaScript segue il paradigma event-driven e supporta la programmazione funzionale e orientata agli oggetti, stiamo parlando di modi diversi in cui si può scrivere e organizzare il codice in JavaScript</text:p>
      <text:p text:style-name="P21"/>
      <text:p text:style-name="P22"><text:s/><text:span text:style-name="T1">Paradigma event-driven (guidato dagli eventi)</text:span></text:p>
      <text:p text:style-name="P21">Significa che il codice JavaScript può essere scritto per reagire a eventi che avvengono nel browser o nell’ambiente di esecuzione.</text:p>
      <text:p text:style-name="P21">Un evento è un'azione o un'accadimento che si verifica nel sistema, ad esempio:</text:p>
      <text:p text:style-name="P21">-un click su un pulsante</text:p>
      <text:p text:style-name="P21">-la pressione di un tasto sulla tastiera</text:p>
      <text:p text:style-name="P21">-il caricamento di una pagina</text:p>
      <text:p text:style-name="P21">-l’arrivo di una risposta da un server</text:p>
      <text:p text:style-name="P21"><text:s/><text:span text:style-name="T4">Come si reagisce a un evento?</text:span></text:p>
      <text:p text:style-name="P21">Con una funzione di callback, cioè una funzione che viene "richiamata" quando l'evento accade.</text:p>
      <text:p text:style-name="P21">EX:</text:p>
      <text:p text:style-name="P21">document.getElementById("btn").addEventListener("click", function () {</text:p>
      <text:p text:style-name="P21"><text:s text:c="2"/>alert("Hai cliccato il pulsante!");</text:p>
      <text:p text:style-name="P21">});</text:p>
      <text:p text:style-name="P21"/>
      <text:p text:style-name="P25">PROGRAMMAZIONE FUNZIONALE (functional programming)</text:p>
      <text:p text:style-name="P21">È un modo di scrivere codice basato su funzioni pure, immutabilità e composizione.</text:p>
      <text:p text:style-name="P21">Caratteristiche principali:</text:p>
      <text:p text:style-name="P21">Le funzioni sono cittadini di prima classe: puoi assegnarle a variabili, passarle come argomenti, restituirle da altre funzioni.</text:p>
      <text:p text:style-name="P21">Niente effetti collaterali: una funzione dovrebbe dipendere solo dai suoi input ed essere prevedibile.</text:p>
      <text:p text:style-name="P21"/>
      <text:p text:style-name="P27">Immutabilità: evitare di modificare i dati esistenti, preferendo crearne di nuovi.</text:p>
      <text:p text:style-name="P21">ex:</text:p>
      <text:p text:style-name="P21">const raddoppia = x =&gt; x * 2;</text:p>
      <text:p text:style-name="P21"/>
      <text:p text:style-name="P21">const numeri = [1, 2, 3];</text:p>
      <text:p text:style-name="P21">const raddoppiati = numeri.map(raddoppia); // [2, 4, 6]</text:p>
      <text:p text:style-name="P21"/>
      <text:p text:style-name="P21"/>
      <text:p text:style-name="P21"/>
      <text:p text:style-name="P21"/>
      <text:p text:style-name="P21"/>
      <text:p text:style-name="P21"/>
      <text:p text:style-name="P21"/>
      <text:p text:style-name="P21"/>
      <text:p text:style-name="P21"/>
      <text:p text:style-name="P21"><text:soft-pag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Tipo</text:p>
            </table:table-cell>
            <table:table-cell table:style-name="Table1.A1" office:value-type="string">
              <text:p text:style-name="P9">Esempio</text:p>
            </table:table-cell>
            <table:table-cell table:style-name="Table1.A1" office:value-type="string">
              <text:p text:style-name="P9">Spiegazione</text:p>
            </table:table-cell>
          </table:table-row>
        </table:table-header-rows>
        <table:table-row>
          <table:table-cell table:style-name="Table1.A1" office:value-type="string">
            <text:p text:style-name="P4"><text:span text:style-name="Source_20_Text"><text:span text:style-name="T30">number</text:span></text:span></text:p>
          </table:table-cell>
          <table:table-cell table:style-name="Table1.A1" office:value-type="string">
            <text:p text:style-name="P4"><text:span text:style-name="Source_20_Text"><text:span text:style-name="T30">42</text:span></text:span><text:span text:style-name="T30">, </text:span><text:span text:style-name="Source_20_Text"><text:span text:style-name="T30">3.14</text:span></text:span></text:p>
          </table:table-cell>
          <table:table-cell table:style-name="Table1.A1" office:value-type="string">
            <text:p text:style-name="P8">Numeri interi o decimali</text:p>
          </table:table-cell>
        </table:table-row>
        <table:table-row>
          <table:table-cell table:style-name="Table1.A1" office:value-type="string">
            <text:p text:style-name="P4"><text:span text:style-name="Source_20_Text"><text:span text:style-name="T30">string</text:span></text:span></text:p>
          </table:table-cell>
          <table:table-cell table:style-name="Table1.A1" office:value-type="string">
            <text:p text:style-name="P4"><text:span text:style-name="Source_20_Text"><text:span text:style-name="T30">"ciao"</text:span></text:span></text:p>
          </table:table-cell>
          <table:table-cell table:style-name="Table1.A1" office:value-type="string">
            <text:p text:style-name="P8">Testo racchiuso tra virgolette</text:p>
          </table:table-cell>
        </table:table-row>
        <table:table-row>
          <table:table-cell table:style-name="Table1.A1" office:value-type="string">
            <text:p text:style-name="P4"><text:span text:style-name="Source_20_Text"><text:span text:style-name="T30">boolean</text:span></text:span></text:p>
          </table:table-cell>
          <table:table-cell table:style-name="Table1.A1" office:value-type="string">
            <text:p text:style-name="P4"><text:span text:style-name="Source_20_Text"><text:span text:style-name="T30">true</text:span></text:span><text:span text:style-name="T30">, </text:span><text:span text:style-name="Source_20_Text"><text:span text:style-name="T30">false</text:span></text:span></text:p>
          </table:table-cell>
          <table:table-cell table:style-name="Table1.A1" office:value-type="string">
            <text:p text:style-name="P8">Valori logici: vero o falso</text:p>
          </table:table-cell>
        </table:table-row>
        <table:table-row>
          <table:table-cell table:style-name="Table1.A1" office:value-type="string">
            <text:p text:style-name="P4"><text:span text:style-name="Source_20_Text"><text:span text:style-name="T30">null</text:span></text:span></text:p>
          </table:table-cell>
          <table:table-cell table:style-name="Table1.A1" office:value-type="string">
            <text:p text:style-name="P4"><text:span text:style-name="Source_20_Text"><text:span text:style-name="T30">null</text:span></text:span></text:p>
          </table:table-cell>
          <table:table-cell table:style-name="Table1.A1" office:value-type="string">
            <text:p text:style-name="P8">Assenza intenzionale di valore</text:p>
          </table:table-cell>
        </table:table-row>
        <table:table-row>
          <table:table-cell table:style-name="Table1.A1" office:value-type="string">
            <text:p text:style-name="P4"><text:span text:style-name="Source_20_Text"><text:span text:style-name="T30">undefined</text:span></text:span></text:p>
          </table:table-cell>
          <table:table-cell table:style-name="Table1.A1" office:value-type="string">
            <text:p text:style-name="P4"><text:span text:style-name="Source_20_Text"><text:span text:style-name="T30">undefined</text:span></text:span></text:p>
          </table:table-cell>
          <table:table-cell table:style-name="Table1.A1" office:value-type="string">
            <text:p text:style-name="P8">Variabile dichiarata ma non inizializzata</text:p>
          </table:table-cell>
        </table:table-row>
        <table:table-row>
          <table:table-cell table:style-name="Table1.A1" office:value-type="string">
            <text:p text:style-name="P4"><text:span text:style-name="Source_20_Text"><text:span text:style-name="T30">symbol</text:span></text:span></text:p>
          </table:table-cell>
          <table:table-cell table:style-name="Table1.A1" office:value-type="string">
            <text:p text:style-name="P4"><text:span text:style-name="Source_20_Text"><text:span text:style-name="T30">Symbol('x')</text:span></text:span></text:p>
          </table:table-cell>
          <table:table-cell table:style-name="Table1.A1" office:value-type="string">
            <text:p text:style-name="P8">Identificatore univoco e immutabile</text:p>
          </table:table-cell>
        </table:table-row>
        <table:table-row>
          <table:table-cell table:style-name="Table1.A1" office:value-type="string">
            <text:p text:style-name="P4"><text:span text:style-name="Source_20_Text"><text:span text:style-name="T30">bigint</text:span></text:span></text:p>
          </table:table-cell>
          <table:table-cell table:style-name="Table1.A1" office:value-type="string">
            <text:p text:style-name="P4"><text:span text:style-name="Source_20_Text"><text:span text:style-name="T30">123n</text:span></text:span></text:p>
          </table:table-cell>
          <table:table-cell table:style-name="Table1.A1" office:value-type="string">
            <text:p text:style-name="P8">Numeri interi di grandezza arbitraria</text:p>
          </table:table-cell>
        </table:table-row>
      </table:table>
      <text:p text:style-name="P21"/>
      <text:p text:style-name="P28">TIPO DI DATO COMPLESSO:</text:p>
      <text:p text:style-name="P26">OGGETTI</text:p>
      <text:p text:style-name="P26">ARRAY</text:p>
      <text:p text:style-name="P21"/>
      <text:p text:style-name="P27">oggetto:</text:p>
      <text:p text:style-name="P21">let persona = {</text:p>
      <text:p text:style-name="P21"><text:s text:c="2"/>nome: "Luca",</text:p>
      <text:p text:style-name="P21"><text:s text:c="2"/>età: 30,</text:p>
      <text:p text:style-name="P21"><text:s text:c="2"/>saluta: function() {</text:p>
      <text:p text:style-name="P21"><text:s text:c="4"/>console.log("Ciao!");</text:p>
      <text:p text:style-name="P21"><text:s text:c="2"/>}</text:p>
      <text:p text:style-name="P21">};</text:p>
      <text:p text:style-name="P21"/>
      <text:p text:style-name="P21"><text:span text:style-name="T3">Array</text:span>: --&gt; lista</text:p>
      <text:p text:style-name="P21">let colori = ["rosso", "verde", "blu"];</text:p>
      <text:p text:style-name="P21"/>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Parola chiave</text:p>
            </table:table-cell>
            <table:table-cell table:style-name="Table2.A1" office:value-type="string">
              <text:p text:style-name="P9">Ambito</text:p>
            </table:table-cell>
            <table:table-cell table:style-name="Table2.A1" office:value-type="string">
              <text:p text:style-name="P9">Riassegnabile</text:p>
            </table:table-cell>
            <table:table-cell table:style-name="Table2.A1" office:value-type="string">
              <text:p text:style-name="P9">Spiegazione breve</text:p>
            </table:table-cell>
          </table:table-row>
        </table:table-header-rows>
        <table:table-row>
          <table:table-cell table:style-name="Table2.A1" office:value-type="string">
            <text:p text:style-name="P4"><text:span text:style-name="Source_20_Text"><text:span text:style-name="T30">var</text:span></text:span></text:p>
          </table:table-cell>
          <table:table-cell table:style-name="Table2.A1" office:value-type="string">
            <text:p text:style-name="P8">Funzione</text:p>
          </table:table-cell>
          <table:table-cell table:style-name="Table2.A1" office:value-type="string">
            <text:p text:style-name="P8">Sì</text:p>
          </table:table-cell>
          <table:table-cell table:style-name="Table2.A1" office:value-type="string">
            <text:p text:style-name="P4"><text:span text:style-name="T30">Obsoleto, </text:span><text:span text:style-name="Strong_20_Emphasis"><text:span text:style-name="T30">da evitare</text:span></text:span></text:p>
          </table:table-cell>
        </table:table-row>
        <table:table-row>
          <table:table-cell table:style-name="Table2.A1" office:value-type="string">
            <text:p text:style-name="P4"><text:span text:style-name="Source_20_Text"><text:span text:style-name="T30">let</text:span></text:span></text:p>
          </table:table-cell>
          <table:table-cell table:style-name="Table2.A1" office:value-type="string">
            <text:p text:style-name="P4"><text:span text:style-name="T30">Blocco </text:span><text:span text:style-name="Source_20_Text"><text:span text:style-name="T30">{}</text:span></text:span></text:p>
          </table:table-cell>
          <table:table-cell table:style-name="Table2.A1" office:value-type="string">
            <text:p text:style-name="P8">Sì</text:p>
          </table:table-cell>
          <table:table-cell table:style-name="Table2.A1" office:value-type="string">
            <text:p text:style-name="P8">Moderno, flessibile</text:p>
          </table:table-cell>
        </table:table-row>
        <table:table-row>
          <table:table-cell table:style-name="Table2.A1" office:value-type="string">
            <text:p text:style-name="P4"><text:span text:style-name="Source_20_Text"><text:span text:style-name="T30">const</text:span></text:span></text:p>
          </table:table-cell>
          <table:table-cell table:style-name="Table2.A1" office:value-type="string">
            <text:p text:style-name="P4"><text:span text:style-name="T30">Blocco </text:span><text:span text:style-name="Source_20_Text"><text:span text:style-name="T30">{}</text:span></text:span></text:p>
          </table:table-cell>
          <table:table-cell table:style-name="Table2.A1" office:value-type="string">
            <text:p text:style-name="P8">No</text:p>
          </table:table-cell>
          <table:table-cell table:style-name="Table2.A1" office:value-type="string">
            <text:p text:style-name="P8">Costante, non riassegnabile</text:p>
          </table:table-cell>
        </table:table-row>
      </table:table>
      <text:p text:style-name="P21"><text:span text:style-name="T1"/></text:p>
      <text:p text:style-name="P21"><text:span text:style-name="T1"/></text:p>
      <text:p text:style-name="P21"><text:span text:style-name="T1"/></text:p>
      <text:p text:style-name="P21"><text:span text:style-name="T1">ESECUZIONE E INTERPRETAZIONE</text:span></text:p>
      <text:p text:style-name="P21">Il codice JavaScript è eseguito dal browser, riga per riga (linguaggio interpretato).</text:p>
      <text:p text:style-name="P21">Ogni script ha un event loop, cioè un meccanismo che gestisce il flusso di eventi e funzioni da eseguire.</text:p>
      <text:p text:style-name="P21">Le funzioni asincrone (come setTimeout, fetch, eventListener, requestAnimationFrame) non bloccano l’esecuzione del codice: vengono messe in coda e gestite quando pronte.</text:p>
      <text:p text:style-name="P21">Non c'è la necessità di includere o importare alcuna libreria perché il motore di JS li fornisce</text:p>
      <text:p text:style-name="P21">nativamente.</text:p>
      <text:p text:style-name="P21">Tutti i metodi arrat.prototype e gli oggetti globali (se, map, promise) sono definiti nella</text:p>
      <text:p text:style-name="P21">specifica di ECMAScript</text:p>
      <text:p text:style-name="P21">Quando il browser o node carica il tuo script, li ha già pronti in memoria. </text:p>
      <text:p text:style-name="P21"><text:span text:style-name="T1"/></text:p>
      <text:p text:style-name="P21"><text:span text:style-name="T1"/></text:p>
      <text:p text:style-name="P30"><text:soft-page-break/><text:span text:style-name="T1">LE VARIABILI</text:span></text:p>
      <text:p text:style-name="P21">Il contesto storico</text:p>
      <text:p text:style-name="P21">All’inizio, con <text:span text:style-name="T2">var,</text:span> tutte le variabili vivevano in un grande magazzino (lo scope della funzione o globale) e venivano “tirate fuori” (hoisted) in cima, ma inizializzate a undefined. Era comodo, ma spesso portava sorprese: potevi ridefinire la stessa variabile in un punto e ritrovarti con un valore diverso altrove senza volerlo.</text:p>
      <text:p text:style-name="P21">Entrano in scena let e const</text:p>
      <text:p text:style-name="P21">Per risolvere questi inciampi, ES6 ha introdotto due nuovi tipi di scatole:</text:p>
      <text:p text:style-name="P21"><text:span text:style-name="T2">let</text:span>:</text:p>
      <text:p text:style-name="P21">Pensala come una cassetta di sicurezza che esiste solo all’interno di un preciso ambiente delimitato da parentesi { … }.</text:p>
      <text:p text:style-name="P21">Se la dichiari dentro un if, sparisce appena esci da quell’if.</text:p>
      <text:p text:style-name="P21">Non puoi accedervi prima del punto in cui la dichiari: se provi, JavaScript ti blocca («ReferenceError»), perché sei in quella che si chiama “temporal dead zone”.</text:p>
      <text:p text:style-name="P21">Puoi però cambiarne il contenuto tutte le volte che vuoi: è come un quaderno dove puoi scrivere, cancellare e riscrivere.</text:p>
      <text:p text:style-name="P21"><text:span text:style-name="T2">const</text:span>:</text:p>
      <text:p text:style-name="P21">È simile a let per scope e temporalità, ma una volta che scrivi qualcosa dentro, non puoi più cambiare il riferimento.</text:p>
      <text:p text:style-name="P21">Se è un numero o una stringa, diventa davvero “immutabile”: non puoi più riassegnarla.</text:p>
      <text:p text:style-name="P21">Se è un oggetto o un array, rimane “legato” a quel contenitore, ma puoi modificarne le proprietà o aggiungere elementi: il contenitore resta lo stesso, non puoi però sostituirlo con un altro.</text:p>
      <text:h text:style-name="P16" text:outline-level="3">Definizione di Funzione Pura</text:h>
      <text:p text:style-name="P3"><text:span text:style-name="T30">Nel contesto della programmazione funzionale, una </text:span><text:span text:style-name="Strong_20_Emphasis"><text:span text:style-name="T30">funzione pura</text:span></text:span><text:span text:style-name="T30"> (in inglese </text:span><text:span text:style-name="Emphasis"><text:span text:style-name="T30">pure function</text:span></text:span><text:span text:style-name="T30">) è una funzione che rispetta </text:span><text:span text:style-name="Strong_20_Emphasis"><text:span text:style-name="T30">due condizioni fondamentali</text:span></text:span><text:span text:style-name="T30">:</text:span></text:p>
      <text:p text:style-name="P1"><text:span text:style-name="T15">Una funzione pura restituisce </text:span><text:span text:style-name="Strong_20_Emphasis"><text:span text:style-name="T15">sempre lo stesso risultato</text:span></text:span><text:span text:style-name="T15"> a parità di input. Il comportamento della funzione è </text:span><text:span text:style-name="Strong_20_Emphasis"><text:span text:style-name="T15">interamente determinato dai suoi argomenti</text:span></text:span><text:span text:style-name="T15"> e </text:span><text:span text:style-name="Strong_20_Emphasis"><text:span text:style-name="T15">non dipende da alcuno stato esterno</text:span></text:span><text:span text:style-name="T15">.</text:span></text:p>
      <text:p text:style-name="P2"><text:span text:style-name="T15">Una funzione pura </text:span><text:span text:style-name="Strong_20_Emphasis"><text:span text:style-name="T15">non modifica nulla al di fuori di sé stessa</text:span></text:span><text:span text:style-name="T15">. Ciò significa che:</text:span></text:p>
      <text:list xml:id="list3659098543" text:style-name="L1">
        <text:list-item>
          <text:p text:style-name="P33"><text:span text:style-name="T30">non legge né scrive su </text:span><text:span text:style-name="Strong_20_Emphasis"><text:span text:style-name="T30">variabili globali</text:span></text:span><text:span text:style-name="T30">,</text:span></text:p>
        </text:list-item>
        <text:list-item>
          <text:p text:style-name="P33"><text:span text:style-name="T30">non modifica </text:span><text:span text:style-name="Strong_20_Emphasis"><text:span text:style-name="T30">parametri mutabili</text:span></text:span><text:span text:style-name="T30"> ricevuti in ingresso (come array o oggetti),</text:span></text:p>
        </text:list-item>
        <text:list-item>
          <text:p text:style-name="P33"><text:span text:style-name="T30">non produce </text:span><text:span text:style-name="Strong_20_Emphasis"><text:span text:style-name="T30">output visibili</text:span></text:span><text:span text:style-name="T30"> (es. scrivere su file, stampare su console, aggiornare il DOM, inviare richieste di rete),</text:span></text:p>
        </text:list-item>
        <text:list-item>
          <text:p text:style-name="P42"><text:span text:style-name="T15">non interagisce con </text:span><text:span text:style-name="Strong_20_Emphasis"><text:span text:style-name="T15">risorse esterne</text:span></text:span><text:span text:style-name="T15">.</text:span></text:p>
        </text:list-item>
      </text:list>
      <text:p text:style-name="P43"/>
      <text:p text:style-name="P43"/>
      <text:p text:style-name="P43"/>
      <text:p text:style-name="P43"/>
      <text:p text:style-name="P43"/>
      <text:p text:style-name="P43"/>
      <text:p text:style-name="P43"/>
      <text:p text:style-name="P43"/>
      <text:p text:style-name="P44"><text:soft-page-break/>Come funziona Node.js</text:p>
      <text:h text:style-name="P18" text:outline-level="3" text:is-list-header="true">Cos'è Node.js</text:h>
      <text:p text:style-name="P5"><text:span text:style-name="Strong_20_Emphasis"><text:span text:style-name="T31">Node.js</text:span></text:span><text:span text:style-name="T31"> è un ambiente di esecuzione open-source per JavaScript</text:span><text:span text:style-name="T30">, costruito sul motore </text:span><text:span text:style-name="Strong_20_Emphasis"><text:span text:style-name="T30">V8 di Google Chrome</text:span></text:span><text:span text:style-name="T30">.<text:line-break/>Permette di eseguire codice JavaScript </text:span><text:span text:style-name="Strong_20_Emphasis"><text:span text:style-name="T30">fuori dal browser</text:span></text:span><text:span text:style-name="T30">, ovvero </text:span><text:span text:style-name="Strong_20_Emphasis"><text:span text:style-name="T30">sul computer</text:span></text:span><text:span text:style-name="T30"> o </text:span><text:span text:style-name="Strong_20_Emphasis"><text:span text:style-name="T30">su un server</text:span></text:span><text:span text:style-name="T30">.</text:span></text:p>
      <text:p text:style-name="P10">In altre parole, Node.js trasforma JavaScript da linguaggio "per le pagine web" a linguaggio "generale" per costruire programmi completi, applicazioni backend, server web, strumenti da riga di comando, ecc.</text:p>
      <text:h text:style-name="P18" text:outline-level="3">Caratteristiche principali</text:h>
      <text:list xml:id="list2812239657" text:style-name="L2">
        <text:list-item>
          <text:p text:style-name="P34"><text:span text:style-name="Strong_20_Emphasis"><text:span text:style-name="T30">Single-threaded e non bloccante</text:span></text:span><text:span text:style-name="T30"><text:line-break/>Node.js usa un </text:span><text:span text:style-name="Strong_20_Emphasis"><text:span text:style-name="T30">singolo thread</text:span></text:span><text:span text:style-name="T30"> per gestire tutte le richieste, ma non blocca mai l'esecuzione in attesa di una risposta: </text:span><text:span text:style-name="Strong_20_Emphasis"><text:span text:style-name="T30">gestisce tutto in modo asincrono</text:span></text:span><text:span text:style-name="T30">.</text:span></text:p>
        </text:list-item>
        <text:list-item>
          <text:p text:style-name="P34"><text:span text:style-name="Strong_20_Emphasis"><text:span text:style-name="T30">Event-driven (a eventi)</text:span></text:span><text:span text:style-name="T30"><text:line-break/>Node lavora con un </text:span><text:span text:style-name="Strong_20_Emphasis"><text:span text:style-name="T30">event loop</text:span></text:span><text:span text:style-name="T30">, cioè una struttura che ascolta eventi (richieste, input, risposte, timer) e gestisce ogni evento con una funzione associata (callback).</text:span></text:p>
        </text:list-item>
        <text:list-item>
          <text:p text:style-name="P34"><text:span text:style-name="Strong_20_Emphasis"><text:span text:style-name="T30">Asincronia tramite callback, Promise e async/await</text:span></text:span><text:span text:style-name="T30"><text:line-break/>Le operazioni "lente" (lettura file, accesso a database, richieste HTTP) non bloccano il thread principale: vengono </text:span><text:span text:style-name="Strong_20_Emphasis"><text:span text:style-name="T30">delegate</text:span></text:span><text:span text:style-name="T30">, e il codice prosegue.</text:span></text:p>
        </text:list-item>
        <text:list-item>
          <text:p text:style-name="P34"><text:span text:style-name="Strong_20_Emphasis"><text:span text:style-name="T30">Modularità (CommonJS / ES Modules)</text:span></text:span><text:span text:style-name="T30"><text:line-break/>Ogni file può diventare un </text:span><text:span text:style-name="Strong_20_Emphasis"><text:span text:style-name="T30">modulo riutilizzabile</text:span></text:span><text:span text:style-name="T30">; puoi </text:span><text:span text:style-name="Strong_20_Emphasis"><text:span text:style-name="T30">esportare</text:span></text:span><text:span text:style-name="T30"> e </text:span><text:span text:style-name="Strong_20_Emphasis"><text:span text:style-name="T30">importare</text:span></text:span><text:span text:style-name="T30"> funzioni, oggetti e variabili.</text:span></text:p>
        </text:list-item>
      </text:list>
      <text:h text:style-name="P17" text:outline-level="3">Il ciclo di vita interno (semplificato)</text:h>
      <text:list xml:id="list3116615760" text:style-name="L3">
        <text:list-item>
          <text:p text:style-name="P35"><text:span text:style-name="Strong_20_Emphasis"><text:span text:style-name="T30">Node riceve una richiesta</text:span></text:span><text:span text:style-name="T30"> (es. lettura file, richiesta HTTP)</text:span></text:p>
        </text:list-item>
        <text:list-item>
          <text:p text:style-name="P35"><text:span text:style-name="Strong_20_Emphasis"><text:span text:style-name="T30">Registra un evento/callback</text:span></text:span><text:span text:style-name="T30"> nell’event loop</text:span></text:p>
        </text:list-item>
        <text:list-item>
          <text:p text:style-name="P35"><text:span text:style-name="Strong_20_Emphasis"><text:span text:style-name="T30">Continua ad eseguire altro codice</text:span></text:span></text:p>
        </text:list-item>
        <text:list-item>
          <text:p text:style-name="P35"><text:span text:style-name="T30">Quando l’operazione termina, </text:span><text:span text:style-name="Strong_20_Emphasis"><text:span text:style-name="T30">lancia la callback</text:span></text:span></text:p>
        </text:list-item>
        <text:list-item>
          <text:p text:style-name="P54">Il risultato viene gestito senza bloccare l’intero programm</text:p>
        </text:list-item>
      </text:list>
      <text:p text:style-name="P2"/>
      <text:p text:style-name="P2"/>
      <text:p text:style-name="P2"/>
      <text:p text:style-name="P2"/>
      <text:p text:style-name="P2"/>
      <text:p text:style-name="P2"/>
      <text:p text:style-name="P2"/>
      <text:p text:style-name="P2"/>
      <text:p text:style-name="P45"><text:soft-page-break/>CONFRONTO TRA VALORI</text:p>
      <text:h text:style-name="P14" text:outline-level="3"><text:span text:style-name="Strong_20_Emphasis"><text:span text:style-name="T17">Confronto con </text:span></text:span><text:span text:style-name="Strong_20_Emphasis"><text:span text:style-name="Source_20_Text"><text:span text:style-name="T17">==</text:span></text:span></text:span><text:span text:style-name="Strong_20_Emphasis"><text:span text:style-name="T17"> (uguaglianza debole)</text:span></text:span></text:h>
      <text:p text:style-name="P5"><text:span text:style-name="T30">Il doppio uguale </text:span><text:span text:style-name="Source_20_Text"><text:span text:style-name="T30">==</text:span></text:span><text:span text:style-name="T30"> viene utilizzato per verificare se due valori </text:span><text:span text:style-name="Emphasis"><text:span text:style-name="T30">sono lo stesso</text:span></text:span><text:span text:style-name="T30"> secondo il criterio di </text:span><text:span text:style-name="Emphasis"><text:span text:style-name="T30">uguaglianza debole</text:span></text:span><text:span text:style-name="T30">, ovvero con coercizione di tipo.</text:span></text:p>
      <text:h text:style-name="P14" text:outline-level="3"><text:span text:style-name="Strong_20_Emphasis"><text:span text:style-name="T17">Disuguaglianza con </text:span></text:span><text:span text:style-name="Strong_20_Emphasis"><text:span text:style-name="Source_20_Text"><text:span text:style-name="T17">!=</text:span></text:span></text:span></text:h>
      <text:p text:style-name="P5"><text:span text:style-name="T30">L'operatore </text:span><text:span text:style-name="Source_20_Text"><text:span text:style-name="T30">!=</text:span></text:span><text:span text:style-name="T30"> verifica se due valori non sono uguali (sempre secondo l’uguaglianza debole con coercizione di tipo).</text:span></text:p>
      <text:h text:style-name="P14" text:outline-level="3"><text:span text:style-name="Strong_20_Emphasis"><text:span text:style-name="T17">Confronti Relazionali</text:span></text:span></text:h>
      <text:p text:style-name="P55">È inoltre possibile effettuare confronti relazionali tra due valori:</text:p>
      <text:p text:style-name="P21">javascript</text:p>
      <text:p text:style-name="P23">CopiaModifica</text:p>
      <text:p text:style-name="P7">myNum &lt; otherNum <text:s/>// Verifica se myNum è minore di otherNum</text:p>
      <text:p text:style-name="P7">myNum &gt; otherNum <text:s/>// Verifica se myNum è maggiore di otherNum</text:p>
      <text:h text:style-name="P6" text:outline-level="2"><text:span text:style-name="Strong_20_Emphasis"><text:span text:style-name="T15">Coercizione di Tipo e Uguaglianza Debole</text:span></text:span></text:h>
      <text:p text:style-name="P5"><text:span text:style-name="T30">JavaScript è un linguaggio </text:span><text:span text:style-name="Emphasis"><text:span text:style-name="T30">loosely typed</text:span></text:span><text:span text:style-name="T30">, il che significa che consente la coercizione automatica dei tipi durante i confronti. Ad esempio:</text:span></text:p>
      <text:p text:style-name="P7">var myNum = 5;</text:p>
      <text:p text:style-name="P7">var notNum = "5";</text:p>
      <text:p text:style-name="P7">myNum == notNum // true</text:p>
      <text:h text:style-name="P6" text:outline-level="2"><text:span text:style-name="Strong_20_Emphasis"><text:span text:style-name="T17">Uguaglianza Stretta con </text:span></text:span><text:span text:style-name="Strong_20_Emphasis"><text:span text:style-name="Source_20_Text"><text:span text:style-name="T17">===</text:span></text:span></text:span></text:h>
      <text:h text:style-name="P15" text:outline-level="3"><text:span text:style-name="Strong_20_Emphasis"><text:span text:style-name="T30">Introduzione dell’Operatore </text:span></text:span><text:span text:style-name="Strong_20_Emphasis"><text:span text:style-name="Source_20_Text"><text:span text:style-name="T30">===</text:span></text:span></text:span></text:h>
      <text:p text:style-name="P5"><text:span text:style-name="T30">A partire da ECMAScript 5 (2009), è stato introdotto l’operatore </text:span><text:span text:style-name="Source_20_Text"><text:span text:style-name="T30">===</text:span></text:span><text:span text:style-name="T30">, che verifica l’uguaglianza </text:span><text:span text:style-name="Emphasis"><text:span text:style-name="T30">stretta</text:span></text:span><text:span text:style-name="T30"> (strict equality), cioè senza coercizione di tipo.</text:span></text:p>
      <text:p text:style-name="P7">myNum === notNum // false</text:p>
      <text:p text:style-name="P7"><text:span text:style-name="T15">In questo caso, anche se i valori rappresentano entrambi il numero cinque, il confronto ritorna </text:span><text:span text:style-name="Source_20_Text"><text:span text:style-name="T15">false</text:span></text:span><text:span text:style-name="T15"> perché </text:span><text:span text:style-name="Source_20_Text"><text:span text:style-name="T15">myNum</text:span></text:span><text:span text:style-name="T15"> è un numero (</text:span><text:span text:style-name="Source_20_Text"><text:span text:style-name="T15">Number</text:span></text:span><text:span text:style-name="T15">) e </text:span><text:span text:style-name="Source_20_Text"><text:span text:style-name="T15">notNum</text:span></text:span><text:span text:style-name="T15"> è una stringa (</text:span><text:span text:style-name="Source_20_Text"><text:span text:style-name="T15">String</text:span></text:span><text:span text:style-name="T15">).</text:span></text:p>
      <text:h text:style-name="P14" text:outline-level="3"><text:span text:style-name="Strong_20_Emphasis"><text:span text:style-name="T17">Disuguaglianza Stretta con </text:span></text:span><text:span text:style-name="Strong_20_Emphasis"><text:span text:style-name="Source_20_Text"><text:span text:style-name="T17">!==</text:span></text:span></text:span></text:h>
      <text:p text:style-name="P5"><text:span text:style-name="T30">Analogamente, l’operatore </text:span><text:span text:style-name="Source_20_Text"><text:span text:style-name="T30">!==</text:span></text:span><text:span text:style-name="T30"> verifica che due valori non siano </text:span><text:span text:style-name="Emphasis"><text:span text:style-name="T30">esattamente uguali</text:span></text:span><text:span text:style-name="T30"> (tipo e valore):</text:span></text:p>
      <text:p text:style-name="P7">myNum !== notNum // true</text:p>
      <text:p text:style-name="P7"><text:span text:style-name="T18">Il Caso di Operazioni Non Valide e </text:span><text:span text:style-name="Source_20_Text"><text:span text:style-name="T18">NaN</text:span></text:span></text:p>
      <text:p text:style-name="P7"><text:span text:style-name="Source_20_Text"><text:span text:style-name="T16">var notNum = "chicken";</text:span></text:span></text:p>
      <text:p text:style-name="P7"><text:span text:style-name="Source_20_Text"><text:span text:style-name="T16">var myvalue = notNum - myNum;</text:span></text:span></text:p>
      <text:h text:style-name="P14" text:outline-level="3"><text:soft-page-break/><text:span text:style-name="Strong_20_Emphasis"><text:span text:style-name="Source_20_Text"><text:span text:style-name="T23">NaN</text:span></text:span></text:span><text:span text:style-name="Source_20_Text"><text:span text:style-name="Strong_20_Emphasis"><text:span text:style-name="T23"> come Valore Falso</text:span></text:span></text:span></text:h>
      <text:p text:style-name="P5"><text:span text:style-name="T30">Il valore </text:span><text:span text:style-name="Source_20_Text"><text:span text:style-name="T30">NaN</text:span></text:span><text:span text:style-name="T30"> (Not a Number) è un tipo speciale in JavaScript che indica che il risultato di un'operazione aritmetica non è rappresentabile come numero. Inoltre, </text:span><text:span text:style-name="Source_20_Text"><text:span text:style-name="T30">NaN</text:span></text:span><text:span text:style-name="T30"> è uno dei valori considerati </text:span><text:span text:style-name="Emphasis"><text:span text:style-name="T30">falsy</text:span></text:span><text:span text:style-name="T30">, cioè che risultano </text:span><text:span text:style-name="Source_20_Text"><text:span text:style-name="T30">false</text:span></text:span><text:span text:style-name="T30"> in contesti booleani.</text:span></text:p>
      <text:h text:style-name="P14" text:outline-level="3"><text:span text:style-name="Source_20_Text"><text:span text:style-name="Strong_20_Emphasis"><text:span text:style-name="T23">Altri Valori </text:span></text:span></text:span><text:span text:style-name="Strong_20_Emphasis"><text:span text:style-name="Source_20_Text"><text:span text:style-name="T23">Falsy</text:span></text:span></text:span></text:h>
      <text:p text:style-name="P41"><text:span text:style-name="T30">In JavaScript, i seguenti valori sono considerati </text:span><text:span text:style-name="Emphasis"><text:span text:style-name="T30">falsy</text:span></text:span><text:span text:style-name="T30">:</text:span></text:p>
      <text:p text:style-name="P41"><text:span text:style-name="Source_20_Text"><text:span text:style-name="T30">0, false, undefined, null, NaN</text:span></text:span></text:p>
      <text:p text:style-name="P51"><text:span text:style-name="Source_20_Text"><text:span text:style-name="T5">I loop in JavaScript</text:span></text:span></text:p>
      <text:p text:style-name="P47"><text:span text:style-name="Source_20_Text"><text:span text:style-name="T24">Nel contesto della programmazione, un </text:span></text:span><text:span text:style-name="Source_20_Text"><text:span text:style-name="Emphasis"><text:span text:style-name="T15">loop</text:span></text:span></text:span><text:span text:style-name="Source_20_Text"><text:span text:style-name="T24"> (o ciclo) è una struttura di controllo che permette di ripetere un blocco di istruzioni fino a quando una determinata condizione è verificata. In JavaScript, così come in molti altri linguaggi di programmazione, i loop sono strumenti fondamentali per automatizzare operazioni ripetitive, in particolare quando si lavora con insiemi di dati come array o quando si desidera eseguire istruzioni multiple in sequenza controllata.</text:span></text:span></text:p>
      <text:p text:style-name="P38"><text:span text:style-name="Source_20_Text"><text:span text:style-name="Strong_20_Emphasis"><text:span text:style-name="T11">Il ciclo for: struttura e funzionamento - </text:span></text:span></text:span><text:span text:style-name="Strong_20_Emphasis"><text:span text:style-name="T30">Sintassi di base del ciclo </text:span></text:span><text:span text:style-name="Strong_20_Emphasis"><text:span text:style-name="Source_20_Text"><text:span text:style-name="T30">for</text:span></text:span></text:span></text:p>
      <text:p text:style-name="P5"><text:span text:style-name="T30">Il ciclo </text:span><text:span text:style-name="Source_20_Text"><text:span text:style-name="T30">for</text:span></text:span><text:span text:style-name="T30"> è il costrutto iterativo più basilare e diffuso in JavaScript. La sua struttura standard è composta da tre espressioni principali:</text:span></text:p>
      <text:p text:style-name="P7"><text:span text:style-name="Source_20_Text"><text:span text:style-name="T24">for (inizializzazione; condizione; incremento) {</text:span></text:span></text:p>
      <text:p text:style-name="P7"><text:span text:style-name="Source_20_Text"><text:span text:style-name="T24"><text:s text:c="2"/>// blocco di codice da eseguire</text:span></text:span></text:p>
      <text:p text:style-name="P7"><text:span text:style-name="Source_20_Text"><text:span text:style-name="T24">}</text:span></text:span></text:p>
      <text:h text:style-name="P12" text:outline-level="2"><text:span text:style-name="Source_20_Text"><text:span text:style-name="Strong_20_Emphasis"><text:span text:style-name="T11">Varianti del ciclo </text:span></text:span></text:span><text:span text:style-name="Strong_20_Emphasis"><text:span text:style-name="Source_20_Text"><text:span text:style-name="T11">for - </text:span></text:span></text:span><text:span text:style-name="Strong_20_Emphasis"><text:span text:style-name="T30">Modifica del valore iniziale e dei limiti</text:span></text:span></text:h>
      <text:p text:style-name="P5"><text:span text:style-name="T30">Il ciclo </text:span><text:span text:style-name="Source_20_Text"><text:span text:style-name="T30">for</text:span></text:span><text:span text:style-name="T30"> è estremamente flessibile. Non è obbligatorio iniziare da </text:span><text:span text:style-name="Source_20_Text"><text:span text:style-name="T30">0</text:span></text:span><text:span text:style-name="T30">. È possibile:</text:span></text:p>
      <text:p text:style-name="P7"><text:span text:style-name="Source_20_Text"><text:span text:style-name="T24">for (var i = 1; i &lt;= 10; i++) {</text:span></text:span></text:p>
      <text:p text:style-name="P7"><text:span text:style-name="Source_20_Text"><text:span text:style-name="T24"><text:s text:c="2"/>console.log(i);</text:span></text:span></text:p>
      <text:p text:style-name="P7"><text:span text:style-name="Source_20_Text"><text:span text:style-name="T24">}</text:span></text:span></text:p>
      <text:h text:style-name="P14" text:outline-level="3"><text:span text:style-name="Source_20_Text"><text:span text:style-name="Strong_20_Emphasis"><text:span text:style-name="T24">Operatori relazionali nei loop</text:span></text:span></text:span></text:h>
      <text:p text:style-name="P5"><text:span text:style-name="T30">Nel ciclo </text:span><text:span text:style-name="Source_20_Text"><text:span text:style-name="T30">for</text:span></text:span><text:span text:style-name="T30"> possono essere utilizzati diversi operatori relazionali:</text:span></text:p>
      <text:list xml:id="list3155642788" text:style-name="L5">
        <text:list-item>
          <text:p text:style-name="P37"><text:span text:style-name="Source_20_Text"><text:span text:style-name="T30">&lt;</text:span></text:span><text:span text:style-name="T30"> → minore di</text:span></text:p>
        </text:list-item>
        <text:list-item>
          <text:p text:style-name="P37"><text:span text:style-name="Source_20_Text"><text:span text:style-name="T30">&lt;=</text:span></text:span><text:span text:style-name="T30"> → minore o uguale a</text:span></text:p>
        </text:list-item>
        <text:list-item>
          <text:p text:style-name="P37"><text:span text:style-name="Source_20_Text"><text:span text:style-name="T30">&gt;</text:span></text:span><text:span text:style-name="T30"> → maggiore di</text:span></text:p>
        </text:list-item>
        <text:list-item>
          <text:p text:style-name="P37"><text:span text:style-name="Source_20_Text"><text:span text:style-name="T30">&gt;=</text:span></text:span><text:span text:style-name="T30"> → maggiore o uguale a</text:span></text:p>
        </text:list-item>
      </text:list>
      <text:p text:style-name="P7"><text:span text:style-name="Source_20_Text"><text:span text:style-name="T24">for (var i = 37; i &lt;= 63; i++) {</text:span></text:span></text:p>
      <text:p text:style-name="P7"><text:span text:style-name="Source_20_Text"><text:span text:style-name="T24"><text:s text:c="2"/>console.log(i);</text:span></text:span></text:p>
      <text:p text:style-name="P7"><text:span text:style-name="Source_20_Text"><text:span text:style-name="T24">}</text:span></text:span></text:p>
      <text:p text:style-name="P7"><text:span text:style-name="Source_20_Text"><text:span text:style-name="T24"/></text:span></text:p>
      <text:p text:style-name="P7"><text:soft-page-break/><text:span text:style-name="Source_20_Text"><text:span text:style-name="T19">Il ciclo for...of: iterazione semplificata su array</text:span></text:span></text:p>
      <text:p text:style-name="P48"><text:span text:style-name="Source_20_Text"><text:span text:style-name="T26">Il ciclo for...of è una struttura introdotta per iterare in modo semplice ed elegante su oggetti iterabili come array, stringhe e altri tipi compatibili. Rispetto al ciclo for tradizionale, for...of elimina la necessità di gestire manualmente gli indici e accede direttamente ai valori contenuti nella sequenza.</text:span></text:span></text:p>
      <text:p text:style-name="P48"><text:span text:style-name="Source_20_Text"><text:span text:style-name="T26">let elemento;</text:span></text:span></text:p>
      <text:p text:style-name="P48"><text:span text:style-name="Source_20_Text"><text:span text:style-name="T21">for</text:span></text:span><text:span text:style-name="Source_20_Text"><text:span text:style-name="T26"> ( elemento </text:span></text:span><text:span text:style-name="Source_20_Text"><text:span text:style-name="T21">of</text:span></text:span><text:span text:style-name="Source_20_Text"><text:span text:style-name="T26"> struttura_iterabile) {</text:span></text:span></text:p>
      <text:p text:style-name="P48"><text:span text:style-name="Source_20_Text"><text:span text:style-name="T26"><text:s text:c="2"/>// blocco di codice</text:span></text:span></text:p>
      <text:p text:style-name="P48"><text:span text:style-name="Source_20_Text"><text:span text:style-name="T26">}</text:span></text:span></text:p>
      <text:p text:style-name="P48"><text:span text:style-name="Source_20_Text"><text:span text:style-name="T26">let food = ["grapes", "cheese", "bread", "olives"];</text:span></text:span></text:p>
      <text:p text:style-name="P48"><text:span text:style-name="Source_20_Text"><text:span text:style-name="T26">let eachItem;</text:span></text:span></text:p>
      <text:p text:style-name="P48"><text:span text:style-name="Source_20_Text"><text:span text:style-name="T26">for ( eachItem of food) {</text:span></text:span></text:p>
      <text:p text:style-name="P48"><text:span text:style-name="Source_20_Text"><text:span text:style-name="T26"><text:s text:c="2"/>console.log(eachItem);</text:span></text:span></text:p>
      <text:p text:style-name="P48"><text:span text:style-name="Source_20_Text"><text:span text:style-name="T26">}</text:span></text:span></text:p>
      <text:p text:style-name="P39"><text:span text:style-name="Source_20_Text"><text:span text:style-name="Strong_20_Emphasis"><text:span text:style-name="T12">Il ciclo for...of con stringhe <text:s/>- </text:span></text:span></text:span><text:span text:style-name="Strong_20_Emphasis"><text:span text:style-name="T30">Le stringhe come oggetti iterabili</text:span></text:span></text:p>
      <text:p text:style-name="Text_20_body"><text:span text:style-name="T30">In JavaScript, le stringhe sono </text:span><text:span text:style-name="Emphasis"><text:span text:style-name="T30">iterabili</text:span></text:span><text:span text:style-name="T30">, ovvero possono essere trattate come sequenze di caratteri su cui è possibile applicare loop. Ogni carattere della stringa è accessibile tramite indice, come in un array, ma può essere anche direttamente iterato tramite </text:span><text:span text:style-name="Source_20_Text"><text:span text:style-name="T30">for...of</text:span></text:span><text:span text:style-name="T30">.</text:span></text:p>
      <text:p text:style-name="P48"><text:span text:style-name="Source_20_Text"><text:span text:style-name="T26">for (let eachLetter of myString) {</text:span></text:span></text:p>
      <text:p text:style-name="P48"><text:span text:style-name="Source_20_Text"><text:span text:style-name="T26"><text:s text:c="2"/>console.log(eachLetter);</text:span></text:span></text:p>
      <text:p text:style-name="P48"><text:span text:style-name="Source_20_Text"><text:span text:style-name="T26">}</text:span></text:span></text:p>
      <text:p text:style-name="P48"><text:span text:style-name="Source_20_Text"><text:span text:style-name="T20"><text:s/>ciclo while: struttura e comportamento</text:span></text:span></text:p>
      <text:p text:style-name="P49"><text:span text:style-name="Source_20_Text"><text:span text:style-name="T27">Il ciclo while è un altro costrutto iterativo presente in JavaScript, meno utilizzato rispetto al ciclo for, ma comunque importante da conoscere. A differenza del for, il ciclo while valuta una condizione </text:span></text:span><text:span text:style-name="Source_20_Text"><text:span text:style-name="Emphasis"><text:span text:style-name="T40">prima</text:span></text:span></text:span><text:span text:style-name="Source_20_Text"><text:span text:style-name="T27"> di eseguire il blocco di istruzioni e continua ad iterare finché la condizione resta vera.</text:span></text:span></text:p>
      <text:p text:style-name="P49"><text:span text:style-name="Source_20_Text"><text:span text:style-name="T22">Struttura base</text:span></text:span></text:p>
      <text:p text:style-name="P49"><text:span text:style-name="Source_20_Text"><text:span text:style-name="T27">var incrementor = 0;</text:span></text:span></text:p>
      <text:p text:style-name="P49"><text:span text:style-name="Source_20_Text"><text:span text:style-name="T27">var text = "";</text:span></text:span></text:p>
      <text:p text:style-name="P49"><text:span text:style-name="Source_20_Text"><text:span text:style-name="T27">while (incrementor &lt; 10) {</text:span></text:span></text:p>
      <text:p text:style-name="P49"><text:span text:style-name="Source_20_Text"><text:span text:style-name="T27"><text:s text:c="2"/>text += "The incrementor has gone up to " + incrementor + "\n";</text:span></text:span></text:p>
      <text:p text:style-name="P49"><text:span text:style-name="Source_20_Text"><text:span text:style-name="T27"><text:s text:c="2"/>incrementor++;</text:span></text:span></text:p>
      <text:p text:style-name="P49"><text:span text:style-name="Source_20_Text"><text:span text:style-name="T27">}</text:span></text:span></text:p>
      <text:p text:style-name="P49"><text:span text:style-name="Source_20_Text"><text:span text:style-name="T27">console.log(text);</text:span></text:span></text:p>
      <text:h text:style-name="P13" text:outline-level="2"><text:soft-page-break/><text:span text:style-name="Source_20_Text"><text:span text:style-name="Strong_20_Emphasis"><text:span text:style-name="T13">Concatenazione di stringhe e operatori</text:span></text:span></text:span><text:span text:style-name="Strong_20_Emphasis"><text:span text:style-name="T13"> -</text:span></text:span><text:span text:style-name="Strong_20_Emphasis"><text:span text:style-name="T33"> L’operatore </text:span></text:span><text:span text:style-name="Strong_20_Emphasis"><text:span text:style-name="Source_20_Text"><text:span text:style-name="T33">+</text:span></text:span></text:span><text:span text:style-name="Strong_20_Emphasis"><text:span text:style-name="T33"> in JavaScript</text:span></text:span></text:h>
      <text:p text:style-name="Text_20_body"><text:span text:style-name="T30">In JavaScript, l’operatore </text:span><text:span text:style-name="Source_20_Text"><text:span text:style-name="T30">+</text:span></text:span><text:span text:style-name="T30"> ha un doppio ruolo:</text:span></text:p>
      <text:list xml:id="list2731973742" text:style-name="L6">
        <text:list-item>
          <text:p text:style-name="P57"><text:span text:style-name="T30">Esegue la </text:span><text:span text:style-name="Strong_20_Emphasis"><text:span text:style-name="T30">somma numerica</text:span></text:span><text:span text:style-name="T30"> tra due valori numerici.</text:span></text:p>
        </text:list-item>
        <text:list-item>
          <text:p text:style-name="P57"><text:span text:style-name="T30">Esegue la </text:span><text:span text:style-name="Strong_20_Emphasis"><text:span text:style-name="T30">concatenazione di stringhe</text:span></text:span><text:span text:style-name="T30"> tra due valori testuali.</text:span></text:p>
        </text:list-item>
      </text:list>
      <text:p text:style-name="P49"><text:span text:style-name="Source_20_Text"><text:span text:style-name="T27">Ex:</text:span></text:span></text:p>
      <text:p text:style-name="P49"><text:span text:style-name="Source_20_Text"><text:span text:style-name="T27">"The incrementor has gone up to " + incrementor + "\n"</text:span></text:span></text:p>
      <text:h text:style-name="P11" text:outline-level="2"><text:span text:style-name="Source_20_Text"><text:span text:style-name="Strong_20_Emphasis"><text:span text:style-name="T25">Cosa sono i template literals</text:span></text:span></text:span></text:h>
      <text:p text:style-name="Text_20_body"><text:span text:style-name="T30">In JavaScript, prima di </text:span><text:span text:style-name="Strong_20_Emphasis"><text:span text:style-name="T30">ES6 (2015)</text:span></text:span><text:span text:style-name="T30">, per creare una stringa con dentro una </text:span><text:span text:style-name="Strong_20_Emphasis"><text:span text:style-name="T30">variabile</text:span></text:span><text:span text:style-name="T30">, dovevi usare la </text:span><text:span text:style-name="Strong_20_Emphasis"><text:span text:style-name="T30">concatenazione</text:span></text:span><text:span text:style-name="T30"> con </text:span><text:span text:style-name="Source_20_Text"><text:span text:style-name="T30">+</text:span></text:span><text:span text:style-name="T30">. Esempio:</text:span></text:p>
      <text:p text:style-name="P49"><text:span text:style-name="Source_20_Text"><text:span text:style-name="T27">var nome = "Gabriela";</text:span></text:span></text:p>
      <text:p text:style-name="P49"><text:span text:style-name="Source_20_Text"><text:span text:style-name="T27">console.log("Ciao " + nome + "!");</text:span></text:span></text:p>
      <text:h text:style-name="P11" text:outline-level="2"><text:span text:style-name="Source_20_Text"><text:span text:style-name="Strong_20_Emphasis"><text:span text:style-name="T29">I template literals semplificano tutto</text:span></text:span></text:span></text:h>
      <text:p text:style-name="Text_20_body"><text:span text:style-name="T30">Dal 2015 in poi, JavaScript ti permette di usare i </text:span><text:span text:style-name="Strong_20_Emphasis"><text:span text:style-name="T30">template literals</text:span></text:span><text:span text:style-name="T30">: stringhe scritte </text:span><text:span text:style-name="Strong_20_Emphasis"><text:span text:style-name="T30">tra backtick</text:span></text:span><text:span text:style-name="T30"> (accento grave, </text:span><text:span text:style-name="Source_20_Text"><text:span text:style-name="T30">), in cui puoi **inserire variabili o espressioni direttamente nel testo**, tra</text:span></text:span><text:span text:style-name="T30">${...}`.</text:span></text:p>
      <text:p text:style-name="P49"><text:span text:style-name="Source_20_Text"><text:span text:style-name="T27">var nome = "Gabriela";</text:span></text:span></text:p>
      <text:p text:style-name="P49"><text:span text:style-name="Source_20_Text"><text:span text:style-name="T27">console.log(`Ciao ${nome}!`);</text:span></text:span></text:p>
      <text:p text:style-name="P49"><text:span text:style-name="Source_20_Text"><text:span text:style-name="T27">Usi i </text:span></text:span><text:span text:style-name="Source_20_Text"><text:span text:style-name="Strong_20_Emphasis"><text:span text:style-name="T27">backtick</text:span></text:span></text:span><text:span text:style-name="Source_20_Text"><text:span text:style-name="T27"> (non virgolette).</text:span></text:span></text:p>
      <text:list xml:id="list2189380627" text:style-name="L7">
        <text:list-item>
          <text:p text:style-name="P58"><text:span text:style-name="T30">Dentro </text:span><text:span text:style-name="Source_20_Text"><text:span text:style-name="T30">${...}</text:span></text:span><text:span text:style-name="T30"> ci metti la variabile o l’espressione.</text:span></text:p>
        </text:list-item>
        <text:list-item>
          <text:p text:style-name="P58"><text:span text:style-name="T30">Non serve più </text:span><text:span text:style-name="Source_20_Text"><text:span text:style-name="T30">+</text:span></text:span><text:span text:style-name="T30"> per unire stringa e variabili.</text:span></text:p>
        </text:list-item>
      </text:list>
      <text:p text:style-name="P50"><text:span text:style-name="Source_20_Text"><text:span text:style-name="T28">Ex con while loop</text:span></text:span></text:p>
      <text:p text:style-name="P50"><text:span text:style-name="Source_20_Text"><text:span text:style-name="T28">var incrementor = 0;</text:span></text:span></text:p>
      <text:p text:style-name="P50"><text:span text:style-name="Source_20_Text"><text:span text:style-name="T28">var text = "";</text:span></text:span></text:p>
      <text:p text:style-name="P50"><text:span text:style-name="Source_20_Text"><text:span text:style-name="T28">while (incrementor &lt; 10) {</text:span></text:span></text:p>
      <text:p text:style-name="P50"><text:span text:style-name="Source_20_Text"><text:span text:style-name="T28"><text:s text:c="2"/>text += `The incrementor has gone up to ${incrementor}\n`;</text:span></text:span></text:p>
      <text:p text:style-name="P50"><text:span text:style-name="Source_20_Text"><text:span text:style-name="T28"><text:s text:c="2"/>incrementor++;</text:span></text:span></text:p>
      <text:p text:style-name="P50"><text:span text:style-name="Source_20_Text"><text:span text:style-name="T28">}</text:span></text:span></text:p>
      <text:p text:style-name="P50"><text:span text:style-name="Source_20_Text"><text:span text:style-name="T28">console.log(text);</text:span></text:span></text:p>
      <text:p text:style-name="P40"><text:span text:style-name="Source_20_Text"><text:span text:style-name="T14">Ecco il documento richiesto, strutturato secondo le tue indicazioni:</text:span></text:span></text:p>
      <text:p text:style-name="P40"><text:span text:style-name="Source_20_Text"><text:span text:style-name="T14"/></text:span></text:p>
      <text:h text:style-name="Heading_20_1" text:outline-level="1"><text:soft-page-break/><text:span text:style-name="Strong_20_Emphasis"><text:span text:style-name="T30"><text:s/></text:span></text:span><text:span text:style-name="Strong_20_Emphasis"><text:span text:style-name="T35">Le Strutture Fondamentali della Programmazione Strutturata</text:span></text:span></text:h>
      <text:h text:style-name="Heading_20_2" text:outline-level="2"><text:span text:style-name="Strong_20_Emphasis"><text:span text:style-name="T30"><text:s/></text:span></text:span><text:span text:style-name="Strong_20_Emphasis"><text:span text:style-name="T37">Sequenza</text:span></text:span></text:h>
      <text:p text:style-name="P56">Il concetto di sequenza rappresenta l’esecuzione ordinata delle istruzioni in un programma. In JavaScript, l’interpretazione del codice avviene in modo sequenziale, partendo dalla prima istruzione posta in alto nello script fino all’ultima, procedendo riga per riga. Ogni operazione viene eseguita nell’ordine in cui è scritta, rendendo la sequenza il modello più basilare di controllo del flusso.</text:p>
      <text:p text:style-name="Text_20_body"><text:span text:style-name="Strong_20_Emphasis"><text:span text:style-name="T30">Esempio di sequenza in JavaScript</text:span></text:span><text:span text:style-name="T30">:</text:span></text:p>
      <text:p text:style-name="Preformatted_20_Text"><text:span text:style-name="Source_20_Text"><text:span text:style-name="T30">let a = 5;</text:span></text:span></text:p>
      <text:p text:style-name="Preformatted_20_Text"><text:span text:style-name="Source_20_Text"><text:span text:style-name="T30">let b = 10;</text:span></text:span></text:p>
      <text:p text:style-name="Preformatted_20_Text"><text:span text:style-name="Source_20_Text"><text:span text:style-name="T30">let sum = a + b;</text:span></text:span></text:p>
      <text:p text:style-name="P32"><text:span text:style-name="Source_20_Text"><text:span text:style-name="T30">console.log(sum);</text:span></text:span></text:p>
      <text:p text:style-name="P32"><text:span text:style-name="Strong_20_Emphasis"><text:span text:style-name="T37">Selezione</text:span></text:span></text:p>
      <text:p text:style-name="Text_20_body"><text:span text:style-name="T30">La selezione introduce una biforcazione nel flusso del programma. Consente di eseguire una parte di codice solo se una determinata condizione è vera, oppure di eseguire un'alternativa se la condizione è falsa. In JavaScript, ciò si realizza comunemente mediante la struttura </text:span><text:span text:style-name="Source_20_Text"><text:span text:style-name="T30">if...else</text:span></text:span><text:span text:style-name="T30">.</text:span></text:p>
      <text:p text:style-name="Text_20_body"><text:span text:style-name="Strong_20_Emphasis"><text:span text:style-name="T30">Esempio</text:span></text:span><text:span text:style-name="T30">:</text:span></text:p>
      <text:p text:style-name="Preformatted_20_Text"><text:span text:style-name="Source_20_Text"><text:span text:style-name="T30">if (a &gt; b) {</text:span></text:span></text:p>
      <text:p text:style-name="Preformatted_20_Text"><text:span text:style-name="Source_20_Text"><text:span text:style-name="T30"><text:s text:c="2"/>console.log("a is greater");</text:span></text:span></text:p>
      <text:p text:style-name="Preformatted_20_Text"><text:span text:style-name="Source_20_Text"><text:span text:style-name="T30">} else {</text:span></text:span></text:p>
      <text:p text:style-name="Preformatted_20_Text"><text:span text:style-name="Source_20_Text"><text:span text:style-name="T30"><text:s text:c="2"/>console.log("b is greater or equal");</text:span></text:span></text:p>
      <text:p text:style-name="P31"><text:span text:style-name="Source_20_Text"><text:span text:style-name="T30">}</text:span></text:span></text:p>
      <text:p text:style-name="P56">Questa struttura condizionale permette al programma di prendere decisioni basate su condizioni logiche.</text:p>
      <text:h text:style-name="Heading_20_2" text:outline-level="2"><text:span text:style-name="Strong_20_Emphasis"><text:span text:style-name="T37">Ciclo (Loop)</text:span></text:span></text:h>
      <text:p text:style-name="Text_20_body"><text:span text:style-name="T30">Il ciclo permette di ripetere una porzione di codice fintanto che una condizione risulta vera. Tra le strutture iterative disponibili in JavaScript, si evidenzia </text:span><text:span text:style-name="Source_20_Text"><text:span text:style-name="T30">while</text:span></text:span><text:span text:style-name="T30">, che continua l’esecuzione fino a quando la condizione specificata rimane vera.</text:span></text:p>
      <text:p text:style-name="Text_20_body"><text:span text:style-name="Strong_20_Emphasis"><text:span text:style-name="T30">Esempio</text:span></text:span><text:span text:style-name="T30">:</text:span></text:p>
      <text:p text:style-name="Preformatted_20_Text"><text:span text:style-name="Source_20_Text"><text:span text:style-name="T30">let i = 0;</text:span></text:span></text:p>
      <text:p text:style-name="Preformatted_20_Text"><text:span text:style-name="Source_20_Text"><text:span text:style-name="T30">while (i &lt; 5) {</text:span></text:span></text:p>
      <text:p text:style-name="Preformatted_20_Text"><text:span text:style-name="Source_20_Text"><text:span text:style-name="T30"><text:s text:c="2"/>console.log(i);</text:span></text:span></text:p>
      <text:p text:style-name="Preformatted_20_Text"><text:span text:style-name="Source_20_Text"><text:span text:style-name="T30"><text:s text:c="2"/>i++;</text:span></text:span></text:p>
      <text:p text:style-name="P31"><text:span text:style-name="Source_20_Text"><text:span text:style-name="T30">}</text:span></text:span></text:p>
      <text:p text:style-name="P56">Questa struttura è utile per operazioni ripetitive che dipendono da una condizione variabile nel tempo.</text:p>
      <text:h text:style-name="Heading_20_1" text:outline-level="1"><text:soft-page-break/><text:span text:style-name="Strong_20_Emphasis"><text:span text:style-name="T30"><text:s/></text:span></text:span><text:span text:style-name="Strong_20_Emphasis"><text:span text:style-name="T35">Metodi per le Stringhe in JavaScript</text:span></text:span></text:h>
      <text:h text:style-name="Heading_20_2" text:outline-level="2"><text:span text:style-name="Strong_20_Emphasis"><text:span text:style-name="T30">Concetto di Metodo</text:span></text:span></text:h>
      <text:p text:style-name="Text_20_body"><text:span text:style-name="T30">In JavaScript,</text:span><text:span text:style-name="T35"> un metodo è una funzione associata a un oggetto</text:span><text:span text:style-name="T30">. Le stringhe, essendo oggetti, possiedono numerosi metodi predefiniti per la loro manipolazione. </text:span><text:span text:style-name="T35">I metodi vengono invocati utilizzando la notazione con il punto (</text:span><text:span text:style-name="Source_20_Text"><text:span text:style-name="T35">.</text:span></text:span><text:span text:style-name="T35">),</text:span><text:span text:style-name="T30"> seguita dal nome del metodo e dalle parentesi tonde, anche se non richiedono parametri.</text:span></text:p>
      <text:p text:style-name="Text_20_body"><text:span text:style-name="Strong_20_Emphasis"><text:span text:style-name="T30">Esempio generale</text:span></text:span><text:span text:style-name="T30">:</text:span></text:p>
      <text:p text:style-name="Preformatted_20_Text"><text:span text:style-name="Source_20_Text"><text:span text:style-name="T30">let testo = "ciao";</text:span></text:span></text:p>
      <text:p text:style-name="P32"><text:span text:style-name="Source_20_Text"><text:span text:style-name="T30">let maiuscolo = testo.toUpperCase();</text:span></text:span></text:p>
      <text:p text:style-name="P32"><text:span text:style-name="Strong_20_Emphasis"><text:span text:style-name="T30">Il Web come Stringa di Testo</text:span></text:span></text:p>
      <text:p text:style-name="Text_20_body"><text:span text:style-name="T30">Un’osservazione importante consiste nel considerare ogni pagina web come una </text:span><text:span text:style-name="Strong_20_Emphasis"><text:span text:style-name="T30">lunga stringa di testo</text:span></text:span><text:span text:style-name="T30">. Infatti, se si esamina il sorgente HTML di una pagina web (tramite il comando "Visualizza sorgente pagina"), si nota che l'intero contenuto – dal primo all’ultimo carattere – è composto da testo puro.</text:span></text:p>
      <text:p text:style-name="Text_20_body"><text:span text:style-name="T30">Questo significa che, </text:span><text:span text:style-name="Strong_20_Emphasis"><text:span text:style-name="T30">in senso concettuale</text:span></text:span><text:span text:style-name="T30">, una pagina web può essere trattata come una stringa. Di conseguenza, le tecniche apprese per la manipolazione delle stringhe in JavaScript possono, in linea teorica, essere applicate anche all’elaborazione del contenuto delle pagine web. Sebbene questa non sia la prassi più diffusa nello sviluppo web moderno (che si avvale di DOM e manipolazioni strutturate), il principio resta valido e dimostra la versatilità della programmazione testuale.</text:span></text:p>
      <text:p text:style-name="Text_20_body"><text:span text:style-name="T3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yathri Thin" svg:font-family="'Gayathri Thi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1T12:26:08.102660693</dc:date>
    <meta:editing-duration>PT1H4M11S</meta:editing-duration>
    <meta:editing-cycles>8</meta:editing-cycles>
    <meta:generator>LibreOffice/7.3.7.2$Linux_X86_64 LibreOffice_project/30$Build-2</meta:generator>
    <meta:document-statistic meta:table-count="2" meta:image-count="0" meta:object-count="0" meta:page-count="10" meta:paragraph-count="269" meta:word-count="2350" meta:character-count="15095" meta:non-whitespace-character-count="12982"/>
  </office:meta>
</office:document-meta>
</file>